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1" officeooo:rsid="001ed9e8" officeooo:paragraph-rsid="001ed9e8"/>
    </style:style>
    <style:style style:name="P2" style:family="paragraph" style:parent-style-name="Standard">
      <style:text-properties style:font-name="Calibri1" officeooo:rsid="002ac199" officeooo:paragraph-rsid="002ac199"/>
    </style:style>
    <style:style style:name="P3" style:family="paragraph" style:parent-style-name="Standard">
      <style:text-properties style:font-name="Calibri1" officeooo:rsid="002bd92b" officeooo:paragraph-rsid="002bd92b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18pt" officeooo:rsid="001ed9e8" officeooo:paragraph-rsid="001ed9e8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Calibri Light" fo:font-size="18pt" officeooo:rsid="001ed9e8" officeooo:paragraph-rsid="0028a308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Calibri Light" fo:font-size="18pt" officeooo:rsid="0023167b" officeooo:paragraph-rsid="0023167b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18pt" officeooo:rsid="0028a308" officeooo:paragraph-rsid="0028a308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Calibri Light" fo:font-size="18pt" fo:font-weight="normal" officeooo:rsid="0023167b" officeooo:paragraph-rsid="002f11fc" style:font-size-asian="18pt" style:font-weight-asian="normal" style:font-size-complex="18pt" style:font-weight-complex="normal"/>
    </style:style>
    <style:style style:name="P9" style:family="paragraph" style:parent-style-name="Standard">
      <style:text-properties style:font-name="Calibri1" fo:font-weight="normal" officeooo:rsid="00218a4a" officeooo:paragraph-rsid="001ed9e8" style:font-weight-asian="normal" style:font-weight-complex="normal"/>
    </style:style>
    <style:style style:name="P10" style:family="paragraph" style:parent-style-name="Standard">
      <style:text-properties style:font-name="Calibri1" fo:font-weight="normal" officeooo:rsid="002ac199" officeooo:paragraph-rsid="002ac199" style:font-weight-asian="normal" style:font-weight-complex="normal"/>
    </style:style>
    <style:style style:name="P11" style:family="paragraph" style:parent-style-name="Standard">
      <style:text-properties style:font-name="Calibri1" fo:font-weight="normal" officeooo:rsid="002ac199" officeooo:paragraph-rsid="002bd92b" style:font-weight-asian="normal" style:font-weight-complex="normal"/>
    </style:style>
    <style:style style:name="P12" style:family="paragraph" style:parent-style-name="Standard">
      <style:text-properties style:font-name="Calibri1" fo:font-weight="normal" officeooo:rsid="002c5eb6" officeooo:paragraph-rsid="002c5eb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1" fo:font-size="12pt" fo:font-weight="normal" officeooo:rsid="002f11fc" officeooo:paragraph-rsid="002f11f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1" fo:font-size="12pt" fo:font-weight="normal" officeooo:rsid="0030eac1" officeooo:paragraph-rsid="0030eac1" style:font-size-asian="10.5pt" style:font-weight-asian="normal" style:font-size-complex="12pt" style:font-weight-complex="normal"/>
    </style:style>
    <style:style style:name="T1" style:family="text">
      <style:text-properties officeooo:rsid="0028a30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8a4a" style:font-weight-asian="normal" style:font-weight-complex="normal"/>
    </style:style>
    <style:style style:name="T4" style:family="text">
      <style:text-properties fo:font-weight="normal" officeooo:rsid="002c5eb6" style:font-weight-asian="normal" style:font-weight-complex="normal"/>
    </style:style>
    <style:style style:name="T5" style:family="text">
      <style:text-properties officeooo:rsid="002f1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otações</text:p>
      <text:p text:style-name="P7">Desenvolvimento com Frameworks</text:p>
      <text:p text:style-name="P7">(GRUDSFW)</text:p>
      <text:p text:style-name="P4"/>
      <text:p text:style-name="P6"><text:span text:style-name="T1">06</text:span>/0<text:span text:style-name="T1">3</text:span>/2025</text:p>
      <text:p text:style-name="P1"/>
      <text:p text:style-name="P9"><text:line-break/>- Objetivo da aula</text:p>
      <text:p text:style-name="P9">- Revisão (Get e Set) POO</text:p>
      <text:p text:style-name="P9">- Trabalho 01</text:p>
      <text:p text:style-name="P9">Entregando hoje certo</text:p>
      <text:p text:style-name="P9">0 a 2</text:p>
      <text:p text:style-name="P9">ate o dia 13/03</text:p>
      <text:p text:style-name="P9"/>
      <text:p text:style-name="P9"/>
      <text:p text:style-name="P2"><text:span text:style-name="T2">Login | </text:span><text:span text:style-name="T3">P</text:span><text:span text:style-name="T2">erfim ADM | Padrão</text:span></text:p>
      <text:p text:style-name="P10"/>
      <text:p text:style-name="P11">Login para adm (Ansel 123) Fundo azuk, e um login para padrão fundo verde (Lucas 123)</text:p>
      <text:p text:style-name="P10">Errou 3 vezes, trava.</text:p>
      <text:p text:style-name="P10"/>
      <text:p text:style-name="P3"><text:span text:style-name="T2">Faça um sistema de login, </text:span><text:span text:style-name="T4">com perfil Professor e aluno, com tentativas de acesso;</text:span></text:p>
      <text:p text:style-name="P12">POO, MVC, CSS,</text:p>
      <text:p text:style-name="P12">Lógica → Condicional, Laço e operador lógico</text:p>
      <text:p text:style-name="P12"/>
      <text:p text:style-name="P8"><text:span text:style-name="T5">20</text:span>/0<text:span text:style-name="T1">3</text:span>/2025</text:p>
      <text:p text:style-name="P13">Objetivo de aula</text:p>
      <text:p text:style-name="P13">- Herança com PHP</text:p>
      <text:p text:style-name="P13">- Palestra Sebrae 20:00</text:p>
      <text:p text:style-name="P13"/>
      <text:p text:style-name="P14">Próxima aula</text:p>
      <text:p text:style-name="P14"/>
      <text:p text:style-name="P14">PDO → SGBD → MySQL → Tabelas, Relacion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0T19:45:45.246000000</meta:creation-date>
    <dc:date>2025-03-20T19:49:48.306000000</dc:date>
    <meta:editing-duration>PT4H57M13S</meta:editing-duration>
    <meta:editing-cycles>1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2" meta:word-count="101" meta:character-count="546" meta:non-whitespace-character-count="466"/>
  </office:meta>
</office:document-meta>
</file>